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2.82">
            <text:p>2,82</text:p>
          </table:table-cell>
          <table:table-cell table:formula="of:=[.B3]-[.C3]" office:value-type="float" office:value="0">
            <text:p>0</text:p>
          </table:table-cell>
          <table:table-cell table:formula="of:=[.D3]/[.$D$11]*100" office:value-type="float" office:value="0">
            <text:p>0</text:p>
          </table:table-cell>
          <table:table-cell table:formula="of:=[.D11]-[.D3]" office:value-type="float" office:value="300.04">
            <text:p>300,04</text:p>
          </table:table-cell>
          <table:table-cell table:formula="of:=[.F3]/[.$D$11]*100" office:value-type="float" office:value="100">
            <text:p>100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.5">
            <text:p>3,5</text:p>
          </table:table-cell>
          <table:table-cell office:value-type="float" office:value="2.72">
            <text:p>2,72</text:p>
          </table:table-cell>
          <table:table-cell table:formula="of:=[.B4]-[.C4]" office:value-type="float" office:value="0.78">
            <text:p>0,78</text:p>
          </table:table-cell>
          <table:table-cell table:formula="of:=[.D4]/[.$D$11]*100" office:value-type="float" office:value="0.259965337954939">
            <text:p>0,26</text:p>
          </table:table-cell>
          <table:table-cell table:formula="of:=[.F3]-[.D4]" office:value-type="float" office:value="299.26">
            <text:p>299,26</text:p>
          </table:table-cell>
          <table:table-cell table:formula="of:=[.F4]/[.$D$11]*100" office:value-type="float" office:value="99.7400346620451">
            <text:p>99,74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99.7400346620451">
            <text:p>99,74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7.8">
            <text:p>17,8</text:p>
          </table:table-cell>
          <table:table-cell office:value-type="float" office:value="2.9">
            <text:p>2,9</text:p>
          </table:table-cell>
          <table:table-cell table:formula="of:=[.B5]-[.C5]" office:value-type="float" office:value="14.9">
            <text:p>14,9</text:p>
          </table:table-cell>
          <table:table-cell table:formula="of:=[.D5]/[.$D$11]*100" office:value-type="float" office:value="4.96600453272897">
            <text:p>4,97</text:p>
          </table:table-cell>
          <table:table-cell table:formula="of:=[.F4]-[.D5]" office:value-type="float" office:value="284.36">
            <text:p>284,36</text:p>
          </table:table-cell>
          <table:table-cell table:formula="of:=[.F5]/[.$D$11]*100" office:value-type="float" office:value="94.7740301293161">
            <text:p>94,77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94.7740301293161">
            <text:p>94,77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01.6">
            <text:p>101,6</text:p>
          </table:table-cell>
          <table:table-cell office:value-type="float" office:value="2.79">
            <text:p>2,79</text:p>
          </table:table-cell>
          <table:table-cell table:formula="of:=[.B6]-[.C6]" office:value-type="float" office:value="98.81">
            <text:p>98,81</text:p>
          </table:table-cell>
          <table:table-cell table:formula="of:=[.D6]/[.$D$11]*100" office:value-type="float" office:value="32.9322756965738">
            <text:p>32,93</text:p>
          </table:table-cell>
          <table:table-cell table:formula="of:=[.F5]-[.D6]" office:value-type="float" office:value="185.55">
            <text:p>185,55</text:p>
          </table:table-cell>
          <table:table-cell table:formula="of:=[.F6]/[.$D$11]*100" office:value-type="float" office:value="61.8417544327423">
            <text:p>61,84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61.8417544327423">
            <text:p>61,84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2.6">
            <text:p>82,6</text:p>
          </table:table-cell>
          <table:table-cell office:value-type="float" office:value="2.69">
            <text:p>2,69</text:p>
          </table:table-cell>
          <table:table-cell table:formula="of:=[.B7]-[.C7]" office:value-type="float" office:value="79.91">
            <text:p>79,91</text:p>
          </table:table-cell>
          <table:table-cell table:formula="of:=[.D7]/[.$D$11]*100" office:value-type="float" office:value="26.6331155845887">
            <text:p>26,63</text:p>
          </table:table-cell>
          <table:table-cell table:formula="of:=[.F6]-[.D7]" office:value-type="float" office:value="105.64">
            <text:p>105,64</text:p>
          </table:table-cell>
          <table:table-cell table:formula="of:=[.F7]/[.$D$11]*100" office:value-type="float" office:value="35.2086388481536">
            <text:p>35,21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35.2086388481536">
            <text:p>35,21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1.6">
            <text:p>81,6</text:p>
          </table:table-cell>
          <table:table-cell office:value-type="float" office:value="2.72">
            <text:p>2,72</text:p>
          </table:table-cell>
          <table:table-cell table:formula="of:=[.B8]-[.C8]" office:value-type="float" office:value="78.88">
            <text:p>78,88</text:p>
          </table:table-cell>
          <table:table-cell table:formula="of:=[.D8]/[.$D$11]*100" office:value-type="float" office:value="26.2898280229303">
            <text:p>26,29</text:p>
          </table:table-cell>
          <table:table-cell table:formula="of:=[.F7]-[.D8]" office:value-type="float" office:value="26.76">
            <text:p>26,76</text:p>
          </table:table-cell>
          <table:table-cell table:formula="of:=[.F8]/[.$D$11]*100" office:value-type="float" office:value="8.91881082522331">
            <text:p>8,92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8.91881082522331">
            <text:p>8,92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3.5">
            <text:p>23,5</text:p>
          </table:table-cell>
          <table:table-cell office:value-type="float" office:value="2.64">
            <text:p>2,64</text:p>
          </table:table-cell>
          <table:table-cell table:formula="of:=[.B9]-[.C9]" office:value-type="float" office:value="20.86">
            <text:p>20,86</text:p>
          </table:table-cell>
          <table:table-cell table:formula="of:=[.D9]/[.$D$11]*100" office:value-type="float" office:value="6.95240634582056">
            <text:p>6,95</text:p>
          </table:table-cell>
          <table:table-cell table:formula="of:=[.F8]-[.D9]" office:value-type="float" office:value="5.90000000000002">
            <text:p>5,9</text:p>
          </table:table-cell>
          <table:table-cell table:formula="of:=[.F9]/[.$D$11]*100" office:value-type="float" office:value="1.96640447940275">
            <text:p>1,97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1.96640447940275">
            <text:p>1,97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.6">
            <text:p>8,6</text:p>
          </table:table-cell>
          <table:table-cell office:value-type="float" office:value="2.7">
            <text:p>2,7</text:p>
          </table:table-cell>
          <table:table-cell table:formula="of:=[.B10]-[.C10]" office:value-type="float" office:value="5.9">
            <text:p>5,9</text:p>
          </table:table-cell>
          <table:table-cell table:formula="of:=[.D10]/[.$D$11]*100" office:value-type="float" office:value="1.96640447940275">
            <text:p>1,97</text:p>
          </table:table-cell>
          <table:table-cell table:formula="of:=[.F9]-[.D10]" office:value-type="float" office:value="0">
            <text:p>0</text:p>
          </table:table-cell>
          <table:table-cell table:formula="of:=[.F10]/[.$D$11]*100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table:formula="of:=[.G10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1" table:end-x="1.563cm" table:end-y="0.398cm" draw:z-index="0" draw:style-name="gr1" draw:text-style-name="P1" svg:width="23.194cm" svg:height="9.006cm" svg:x="0.95cm" svg:y="0.425cm">
              <draw:object draw:notify-on-update-of-ranges="Sheet1.A3:Sheet1.A10 Sheet1.J1:Sheet1.J2 Sheet1.G3:Sheet1.G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0])" office:value-type="float" office:value="300.04">
            <text:p>300,04</text:p>
          </table:table-cell>
          <table:table-cell table:formula="of:=SUM([.E3:.E10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Sabbia Sibelco FO-25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99.7400346620451">
            <text:p>99,74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4.7740301293161">
            <text:p>94,77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61.8417544327423">
            <text:p>61,84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5.2086388481536">
            <text:p>35,21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8.91881082522331">
            <text:p>8,92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96640447940275">
            <text:p>1,97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>
            <draw:frame table:end-cell-address="Sheet2.F31" table:end-x="1.442cm" table:end-y="0.34cm" draw:z-index="0" draw:style-name="gr1" draw:text-style-name="P1" svg:width="12.409cm" svg:height="9.006cm" svg:x="0cm" svg:y="0.36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19/02/2015</text:date>, <text:time>15.02.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8M26S</meta:editing-duration>
    <meta:editing-cycles>11</meta:editing-cycles>
    <meta:generator>OpenOffice/4.0.1$Win32 OpenOffice.org_project/401m5$Build-9714</meta:generator>
    <dc:date>2015-02-19T15:02:32.64</dc:date>
    <meta:document-statistic meta:table-count="3" meta:cell-count="109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0 Sheet1.J1:Sheet1.J2 Sheet1.G3:Sheet1.G10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0" chart:label-cell-address="Sheet1.J1:Sheet1.J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0</svg:desc>
                </draw:g>
              </table:table-cell>
              <table:table-cell office:value-type="float" office:value="100">
                <text:p>100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9.7400346620451">
                <text:p>99.7400346620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4.7740301293161">
                <text:p>94.7740301293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61.8417544327423">
                <text:p>61.8417544327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5.2086388481536">
                <text:p>35.2086388481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8.91881082522331">
                <text:p>8.91881082522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1.96640447940275">
                <text:p>1.96640447940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1cm" svg:height="9.007cm" xlink:href="." xlink:type="simple" chart:class="chart:scatter" chart:style-name="ch1">
        <chart:plot-area chart:style-name="ch2" chart:data-source-has-labels="both" svg:x="1.286cm" svg:y="0.855cm" svg:width="10.628cm" svg:height="6.964cm">
          <chartooo:coordinate-region svg:x="2.093cm" svg:y="1.067cm" svg:width="9.449cm" svg:height="6.079cm"/>
          <chart:axis chart:dimension="x" chart:name="primary-x" chart:style-name="ch3" chartooo:axis-type="auto">
            <chart:title svg:x="5.484cm" svg:y="8cm" chart:style-name="ch4">
              <text:p>Diametro (µm)</text:p>
            </chart:title>
            <chart:categories table:cell-range-address="local-table.$A$2:.$A$9"/>
            <chart:grid chart:style-name="ch5" chart:class="minor"/>
          </chart:axis>
          <chart:axis chart:dimension="y" chart:name="primary-y" chart:style-name="ch6">
            <chart:title svg:x="0.451cm" svg:y="5.386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9.7400346620451">
                <text:p>99.7400346620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4.7740301293161">
                <text:p>94.7740301293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61.8417544327423">
                <text:p>61.8417544327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5.2086388481536">
                <text:p>35.2086388481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8.91881082522331">
                <text:p>8.91881082522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1.96640447940275">
                <text:p>1.96640447940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